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imaa – CR12 : Wednesday, December, 3<text:span text:style-name="T1">rd</text:span> </text:p>
      <text:p text:style-name="P7">Presents : Everyone, with<text:span text:style-name="T2"> and Christian Raymond</text:span></text:p>
      <text:h text:style-name="P1" text:outline-level="1">Order of business :</text:h>
      <text:list xml:id="list5056321353436068476" text:style-name="L1">
        <text:list-item>
          <text:p text:style-name="P9">CAF</text:p>
        </text:list-item>
      </text:list>
      <text:p text:style-name="P4"/>
      <text:h text:style-name="P1" text:outline-level="1">Information :</text:h>
      <text:list xml:id="list4031933180003003964" text:style-name="L2">
        <text:list-item>
          <text:p text:style-name="P10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10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26T18:47:05.70</dc:date>
    <dc:creator>Dan </dc:creator>
    <meta:editing-duration>P1DT8M5S</meta:editing-duration>
    <meta:editing-cycles>552</meta:editing-cycles>
    <meta:generator>OpenOffice/4.1.1$Win32 OpenOffice.org_project/411m6$Build-9775</meta:generator>
    <meta:document-statistic meta:table-count="0" meta:image-count="0" meta:object-count="0" meta:page-count="1" meta:paragraph-count="9" meta:word-count="37" meta:character-count="247"/>
  </office:meta>
</office:document-meta>
</file>